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10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ro6" style:family="table-row">
      <style:table-row-properties style:row-height="1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a8072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modificacion de la cuenta de usuario Admin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sistema deberá permitir la modificacion de la cuenta de usuario Corr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" office:value-type="string" calcext:value-type="string">
            <text:p>Para poder usar la aplicación el usuario deberá recibir un correo con un codigo de verificacion de 6 digitos</text:p>
          </table:table-cell>
          <table:table-cell office:value-type="string" calcext:value-type="string">
            <text:p>No envia correo pero funciona</text:p>
          </table:table-cell>
        </table:table-row>
        <table:table-row table:style-name="ro1">
          <table:table-cell table:style-name="ce2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cambio de contraseña, se pone actual y nueva</text:p>
          </table:table-cell>
          <table:table-cell/>
        </table:table-row>
        <table:table-row table:style-name="ro3">
          <table:table-cell table:style-name="ce7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/>
          <table:table-cell table:style-name="ce9"/>
        </table:table-row>
        <table:table-row table:style-name="ro1">
          <table:table-cell table:style-name="ce2"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table:style-name="ce2" office:value-type="string" calcext:value-type="string">
            <text:p>1. Subiendolas a la aplicación</text:p>
          </table:table-cell>
          <table:table-cell office:value-type="string" calcext:value-type="string">
            <text:p>falta artista, genero y compositor</text:p>
          </table:table-cell>
        </table:table-row>
        <table:table-row table:style-name="ro1">
          <table:table-cell table:style-name="ce2" office:value-type="string" calcext:value-type="string">
            <text:p>El sistema tomará toda la información de la canción desde la metadata del archivo</text:p>
          </table:table-cell>
          <table:table-cell/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4">
          <table:table-cell table:style-name="ce2" office:value-type="string" calcext:value-type="string">
            <text:p>1. buscando una cancion en especifico y reproduciendola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5">
          <table:table-cell table:style-name="ce2"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table:style-name="ce2" office:value-type="string" calcext:value-type="string">
            <text:p>3. Seleccionando lista de reproduccion especific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Aún falta crear esa nueva “Cola reproduccion”</text:p>
          </table:table-cell>
        </table:table-row>
        <table:table-row table:style-name="ro3">
          <table:table-cell table:style-name="ce2"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ún falta crear esa nueva “Cola reproduccion”</text:p>
          </table:table-cell>
        </table:table-row>
        <table:table-row table:style-name="ro1">
          <table:table-cell table:style-name="ce2"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2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2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alificaciones en canciones y listas de reproduccion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Busquedas para admin en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Ver biblioteca de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Listas reproduccion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Albumes cl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Guardar tipo de lista (TIENDA, CLIENTE) de la lista de reproduccion para permitir eliminacion y modificacion desde usuario no adm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Limpiar referencias en calificaciones y repos?</text:p>
          </table:table-cell>
          <table:table-cell/>
        </table:table-row>
        <table:table-row table:style-name="ro1" table:number-rows-repeated="104849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09:27:45.3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20T12:20:00.477000000</dc:date>
    <dc:creator>Taylor Segura Vindas</dc:creator>
    <meta:editing-duration>PT20H54M14S</meta:editing-duration>
    <meta:editing-cycles>22</meta:editing-cycles>
    <meta:document-statistic meta:table-count="1" meta:cell-count="59" meta:object-count="0"/>
  </office:meta>
</office:document-meta>
</file>